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232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2.2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stack_trace_cknnsvm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2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997" table:default-cell-style-name="Default"/>
        <table:table-row table:style-name="ro1">
          <table:table-cell table:number-columns-repeated="3"/>
          <table:table-cell office:value-type="string" calcext:value-type="string">
            <text:p>noRandom</text:p>
          </table:table-cell>
          <table:table-cell table:number-columns-repeated="4"/>
          <table:table-cell office:value-type="string" calcext:value-type="string">
            <text:p>r20</text:p>
          </table:table-cell>
          <table:table-cell table:number-columns-repeated="4"/>
          <table:table-cell office:value-type="string" calcext:value-type="string">
            <text:p>r30</text:p>
          </table:table-cell>
          <table:table-cell table:number-columns-repeated="4"/>
          <table:table-cell office:value-type="string" calcext:value-type="string">
            <text:p>r40</text:p>
          </table:table-cell>
          <table:table-cell table:number-columns-repeated="4"/>
          <table:table-cell office:value-type="string" calcext:value-type="string">
            <text:p>r10</text:p>
          </table:table-cell>
          <table:table-cell table:number-columns-repeated="1000"/>
        </table:table-row>
        <table:table-row table:style-name="ro1">
          <table:table-cell table:style-name="ce1" office:value-type="string" calcext:value-type="string">
            <text:p>filepath</text:p>
          </table:table-cell>
          <table:table-cell table:style-name="ce1" office:value-type="string" calcext:value-type="string">
            <text:p><text:s/>file no.</text:p>
          </table:table-cell>
          <table:table-cell/>
          <table:table-cell table:style-name="ce1" office:value-type="string" calcext:value-type="string">
            <text:p>pop_in_A</text:p>
          </table:table-cell>
          <table:table-cell table:style-name="ce1" office:value-type="string" calcext:value-type="string">
            <text:p><text:s/>push_in_A</text:p>
          </table:table-cell>
          <table:table-cell table:style-name="ce1" office:value-type="string" calcext:value-type="string">
            <text:p><text:s/>sgrow_in_A</text:p>
          </table:table-cell>
          <table:table-cell table:style-name="ce1" office:value-type="string" calcext:value-type="string">
            <text:p><text:s/>sshrink_in_A</text:p>
          </table:table-cell>
          <table:table-cell table:style-name="ce1"/>
          <table:table-cell table:style-name="ce1" office:value-type="string" calcext:value-type="string">
            <text:p>pop_in_A</text:p>
          </table:table-cell>
          <table:table-cell table:style-name="ce1" office:value-type="string" calcext:value-type="string">
            <text:p><text:s/>push_in_A</text:p>
          </table:table-cell>
          <table:table-cell table:style-name="ce1" office:value-type="string" calcext:value-type="string">
            <text:p><text:s/>sgrow_in_A</text:p>
          </table:table-cell>
          <table:table-cell table:style-name="ce1" office:value-type="string" calcext:value-type="string">
            <text:p><text:s/>sshrink_in_A</text:p>
          </table:table-cell>
          <table:table-cell table:style-name="ce1"/>
          <table:table-cell table:style-name="ce1" office:value-type="string" calcext:value-type="string">
            <text:p>pop_in_A</text:p>
          </table:table-cell>
          <table:table-cell table:style-name="ce1" office:value-type="string" calcext:value-type="string">
            <text:p><text:s/>push_in_A</text:p>
          </table:table-cell>
          <table:table-cell table:style-name="ce1" office:value-type="string" calcext:value-type="string">
            <text:p><text:s/>sgrow_in_A</text:p>
          </table:table-cell>
          <table:table-cell table:style-name="ce1" office:value-type="string" calcext:value-type="string">
            <text:p><text:s/>sshrink_in_A</text:p>
          </table:table-cell>
          <table:table-cell table:style-name="ce1"/>
          <table:table-cell table:style-name="ce1" office:value-type="string" calcext:value-type="string">
            <text:p>pop_in_A</text:p>
          </table:table-cell>
          <table:table-cell table:style-name="ce1" office:value-type="string" calcext:value-type="string">
            <text:p><text:s/>push_in_A</text:p>
          </table:table-cell>
          <table:table-cell table:style-name="ce1" office:value-type="string" calcext:value-type="string">
            <text:p><text:s/>sgrow_in_A</text:p>
          </table:table-cell>
          <table:table-cell table:style-name="ce1" office:value-type="string" calcext:value-type="string">
            <text:p><text:s/>sshrink_in_A</text:p>
          </table:table-cell>
          <table:table-cell/>
          <table:table-cell table:style-name="ce1" office:value-type="string" calcext:value-type="string">
            <text:p>pop_in_A</text:p>
          </table:table-cell>
          <table:table-cell table:style-name="ce1" office:value-type="string" calcext:value-type="string">
            <text:p><text:s/>push_in_A</text:p>
          </table:table-cell>
          <table:table-cell table:style-name="ce1" office:value-type="string" calcext:value-type="string">
            <text:p><text:s/>sgrow_in_A</text:p>
          </table:table-cell>
          <table:table-cell table:style-name="ce1" office:value-type="string" calcext:value-type="string">
            <text:p><text:s/>sshrink_in_A</text:p>
          </table:table-cell>
          <table:table-cell table:style-name="ce1" table:number-columns-repeated="997"/>
        </table:table-row>
        <table:table-row table:style-name="ro1">
          <table:table-cell office:value-type="string" calcext:value-type="string">
            <text:p>programs/cknn/trace_cancer/vpython1_001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9166" calcext:value-type="float">
            <text:p>69166</text:p>
          </table:table-cell>
          <table:table-cell office:value-type="float" office:value="135094" calcext:value-type="float">
            <text:p>135094</text:p>
          </table:table-cell>
          <table:table-cell office:value-type="float" office:value="6" calcext:value-type="float">
            <text:p>6</text:p>
          </table:table-cell>
          <table:table-cell office:value-type="float" office:value="3962" calcext:value-type="float">
            <text:p>3962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cancer/vpython1_00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9166" calcext:value-type="float">
            <text:p>69166</text:p>
          </table:table-cell>
          <table:table-cell office:value-type="float" office:value="135094" calcext:value-type="float">
            <text:p>135094</text:p>
          </table:table-cell>
          <table:table-cell office:value-type="float" office:value="6" calcext:value-type="float">
            <text:p>6</text:p>
          </table:table-cell>
          <table:table-cell office:value-type="float" office:value="3962" calcext:value-type="float">
            <text:p>3962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cancer/vpython1_00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9166" calcext:value-type="float">
            <text:p>69166</text:p>
          </table:table-cell>
          <table:table-cell office:value-type="float" office:value="135094" calcext:value-type="float">
            <text:p>135094</text:p>
          </table:table-cell>
          <table:table-cell office:value-type="float" office:value="6" calcext:value-type="float">
            <text:p>6</text:p>
          </table:table-cell>
          <table:table-cell office:value-type="float" office:value="3962" calcext:value-type="float">
            <text:p>3962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cancer/vpython1_00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9166" calcext:value-type="float">
            <text:p>69166</text:p>
          </table:table-cell>
          <table:table-cell office:value-type="float" office:value="135094" calcext:value-type="float">
            <text:p>135094</text:p>
          </table:table-cell>
          <table:table-cell office:value-type="float" office:value="6" calcext:value-type="float">
            <text:p>6</text:p>
          </table:table-cell>
          <table:table-cell office:value-type="float" office:value="3962" calcext:value-type="float">
            <text:p>3962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cancer/vpython1_00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9166" calcext:value-type="float">
            <text:p>69166</text:p>
          </table:table-cell>
          <table:table-cell office:value-type="float" office:value="135094" calcext:value-type="float">
            <text:p>135094</text:p>
          </table:table-cell>
          <table:table-cell office:value-type="float" office:value="6" calcext:value-type="float">
            <text:p>6</text:p>
          </table:table-cell>
          <table:table-cell office:value-type="float" office:value="3962" calcext:value-type="float">
            <text:p>3962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cancer/vpython1_006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9166" calcext:value-type="float">
            <text:p>69166</text:p>
          </table:table-cell>
          <table:table-cell office:value-type="float" office:value="135094" calcext:value-type="float">
            <text:p>135094</text:p>
          </table:table-cell>
          <table:table-cell office:value-type="float" office:value="6" calcext:value-type="float">
            <text:p>6</text:p>
          </table:table-cell>
          <table:table-cell office:value-type="float" office:value="3962" calcext:value-type="float">
            <text:p>3962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cancer/vpython1_007.tx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69166" calcext:value-type="float">
            <text:p>69166</text:p>
          </table:table-cell>
          <table:table-cell office:value-type="float" office:value="135094" calcext:value-type="float">
            <text:p>135094</text:p>
          </table:table-cell>
          <table:table-cell office:value-type="float" office:value="6" calcext:value-type="float">
            <text:p>6</text:p>
          </table:table-cell>
          <table:table-cell office:value-type="float" office:value="3962" calcext:value-type="float">
            <text:p>3962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cancer/vpython1_008.tx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69166" calcext:value-type="float">
            <text:p>69166</text:p>
          </table:table-cell>
          <table:table-cell office:value-type="float" office:value="135094" calcext:value-type="float">
            <text:p>135094</text:p>
          </table:table-cell>
          <table:table-cell office:value-type="float" office:value="6" calcext:value-type="float">
            <text:p>6</text:p>
          </table:table-cell>
          <table:table-cell office:value-type="float" office:value="3962" calcext:value-type="float">
            <text:p>3962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cancer/vpython1_009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9166" calcext:value-type="float">
            <text:p>69166</text:p>
          </table:table-cell>
          <table:table-cell office:value-type="float" office:value="135094" calcext:value-type="float">
            <text:p>135094</text:p>
          </table:table-cell>
          <table:table-cell office:value-type="float" office:value="6" calcext:value-type="float">
            <text:p>6</text:p>
          </table:table-cell>
          <table:table-cell office:value-type="float" office:value="3962" calcext:value-type="float">
            <text:p>3962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cancer/vpython1_010.tx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166" calcext:value-type="float">
            <text:p>69166</text:p>
          </table:table-cell>
          <table:table-cell office:value-type="float" office:value="135094" calcext:value-type="float">
            <text:p>135094</text:p>
          </table:table-cell>
          <table:table-cell office:value-type="float" office:value="6" calcext:value-type="float">
            <text:p>6</text:p>
          </table:table-cell>
          <table:table-cell office:value-type="float" office:value="3962" calcext:value-type="float">
            <text:p>3962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wine_bin/vpython2_001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2039" calcext:value-type="float">
            <text:p>812039</text:p>
          </table:table-cell>
          <table:table-cell office:value-type="float" office:value="1477398" calcext:value-type="float">
            <text:p>1477398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wine_bin/vpython2_00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12039" calcext:value-type="float">
            <text:p>812039</text:p>
          </table:table-cell>
          <table:table-cell office:value-type="float" office:value="1477398" calcext:value-type="float">
            <text:p>1477398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wine_bin/vpython2_00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039" calcext:value-type="float">
            <text:p>812039</text:p>
          </table:table-cell>
          <table:table-cell office:value-type="float" office:value="1477398" calcext:value-type="float">
            <text:p>1477398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wine_bin/vpython2_00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12039" calcext:value-type="float">
            <text:p>812039</text:p>
          </table:table-cell>
          <table:table-cell office:value-type="float" office:value="1477398" calcext:value-type="float">
            <text:p>1477398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wine_bin/vpython2_00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2039" calcext:value-type="float">
            <text:p>812039</text:p>
          </table:table-cell>
          <table:table-cell office:value-type="float" office:value="1477398" calcext:value-type="float">
            <text:p>1477398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wine_bin/vpython2_006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2039" calcext:value-type="float">
            <text:p>812039</text:p>
          </table:table-cell>
          <table:table-cell office:value-type="float" office:value="1477398" calcext:value-type="float">
            <text:p>1477398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69316" calcext:value-type="float">
            <text:p>69316</text:p>
          </table:table-cell>
          <table:table-cell office:value-type="float" office:value="135327" calcext:value-type="float">
            <text:p>135327</text:p>
          </table:table-cell>
          <table:table-cell office:value-type="float" office:value="6" calcext:value-type="float">
            <text:p>6</text:p>
          </table:table-cell>
          <table:table-cell office:value-type="float" office:value="3976" calcext:value-type="float">
            <text:p>397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wine_bin/vpython2_007.tx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12039" calcext:value-type="float">
            <text:p>812039</text:p>
          </table:table-cell>
          <table:table-cell office:value-type="float" office:value="1477398" calcext:value-type="float">
            <text:p>1477398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ograms/cknn/trace_wine_bin/vpython2_008.tx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12039" calcext:value-type="float">
            <text:p>812039</text:p>
          </table:table-cell>
          <table:table-cell office:value-type="float" office:value="1477398" calcext:value-type="float">
            <text:p>1477398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ograms/cknn/trace_wine_bin/vpython2_009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12039" calcext:value-type="float">
            <text:p>812039</text:p>
          </table:table-cell>
          <table:table-cell office:value-type="float" office:value="1477398" calcext:value-type="float">
            <text:p>1477398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ograms/cknn/trace_wine_bin/vpython2_010.tx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12039" calcext:value-type="float">
            <text:p>812039</text:p>
          </table:table-cell>
          <table:table-cell office:value-type="float" office:value="1477398" calcext:value-type="float">
            <text:p>1477398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wine_multi/vpython3_001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12035" calcext:value-type="float">
            <text:p>812035</text:p>
          </table:table-cell>
          <table:table-cell office:value-type="float" office:value="1477392" calcext:value-type="float">
            <text:p>1477392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wine_multi/vpython3_00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12035" calcext:value-type="float">
            <text:p>812035</text:p>
          </table:table-cell>
          <table:table-cell office:value-type="float" office:value="1477392" calcext:value-type="float">
            <text:p>1477392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wine_multi/vpython3_00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12035" calcext:value-type="float">
            <text:p>812035</text:p>
          </table:table-cell>
          <table:table-cell office:value-type="float" office:value="1477392" calcext:value-type="float">
            <text:p>1477392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wine_multi/vpython3_00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12035" calcext:value-type="float">
            <text:p>812035</text:p>
          </table:table-cell>
          <table:table-cell office:value-type="float" office:value="1477392" calcext:value-type="float">
            <text:p>1477392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wine_multi/vpython3_00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12035" calcext:value-type="float">
            <text:p>812035</text:p>
          </table:table-cell>
          <table:table-cell office:value-type="float" office:value="1477392" calcext:value-type="float">
            <text:p>1477392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wine_multi/vpython3_006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12035" calcext:value-type="float">
            <text:p>812035</text:p>
          </table:table-cell>
          <table:table-cell office:value-type="float" office:value="1477392" calcext:value-type="float">
            <text:p>1477392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wine_multi/vpython3_007.tx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12035" calcext:value-type="float">
            <text:p>812035</text:p>
          </table:table-cell>
          <table:table-cell office:value-type="float" office:value="1477392" calcext:value-type="float">
            <text:p>1477392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wine_multi/vpython3_008.tx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12035" calcext:value-type="float">
            <text:p>812035</text:p>
          </table:table-cell>
          <table:table-cell office:value-type="float" office:value="1477392" calcext:value-type="float">
            <text:p>1477392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wine_multi/vpython3_009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812035" calcext:value-type="float">
            <text:p>812035</text:p>
          </table:table-cell>
          <table:table-cell office:value-type="float" office:value="1477392" calcext:value-type="float">
            <text:p>1477392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cknn/trace_wine_multi/vpython3_010.tx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12035" calcext:value-type="float">
            <text:p>812035</text:p>
          </table:table-cell>
          <table:table-cell office:value-type="float" office:value="1477392" calcext:value-type="float">
            <text:p>1477392</text:p>
          </table:table-cell>
          <table:table-cell office:value-type="float" office:value="9" calcext:value-type="float">
            <text:p>9</text:p>
          </table:table-cell>
          <table:table-cell office:value-type="float" office:value="24392" calcext:value-type="float">
            <text:p>24392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cancer/vpython4_001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519" calcext:value-type="float">
            <text:p>22519</text:p>
          </table:table-cell>
          <table:table-cell office:value-type="float" office:value="45122" calcext:value-type="float">
            <text:p>45122</text:p>
          </table:table-cell>
          <table:table-cell office:value-type="float" office:value="4" calcext:value-type="float">
            <text:p>4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cancer/vpython4_00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519" calcext:value-type="float">
            <text:p>22519</text:p>
          </table:table-cell>
          <table:table-cell office:value-type="float" office:value="45122" calcext:value-type="float">
            <text:p>45122</text:p>
          </table:table-cell>
          <table:table-cell office:value-type="float" office:value="4" calcext:value-type="float">
            <text:p>4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812187" calcext:value-type="float">
            <text:p>812187</text:p>
          </table:table-cell>
          <table:table-cell office:value-type="float" office:value="1477623" calcext:value-type="float">
            <text:p>1477623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cancer/vpython4_00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519" calcext:value-type="float">
            <text:p>22519</text:p>
          </table:table-cell>
          <table:table-cell office:value-type="float" office:value="45122" calcext:value-type="float">
            <text:p>45122</text:p>
          </table:table-cell>
          <table:table-cell office:value-type="float" office:value="4" calcext:value-type="float">
            <text:p>4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ograms/svm/trace_cancer/vpython4_00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519" calcext:value-type="float">
            <text:p>22519</text:p>
          </table:table-cell>
          <table:table-cell office:value-type="float" office:value="45122" calcext:value-type="float">
            <text:p>45122</text:p>
          </table:table-cell>
          <table:table-cell office:value-type="float" office:value="4" calcext:value-type="float">
            <text:p>4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ograms/svm/trace_cancer/vpython4_00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519" calcext:value-type="float">
            <text:p>22519</text:p>
          </table:table-cell>
          <table:table-cell office:value-type="float" office:value="45122" calcext:value-type="float">
            <text:p>45122</text:p>
          </table:table-cell>
          <table:table-cell office:value-type="float" office:value="4" calcext:value-type="float">
            <text:p>4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ograms/svm/trace_cancer/vpython4_006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2519" calcext:value-type="float">
            <text:p>22519</text:p>
          </table:table-cell>
          <table:table-cell office:value-type="float" office:value="45122" calcext:value-type="float">
            <text:p>45122</text:p>
          </table:table-cell>
          <table:table-cell office:value-type="float" office:value="4" calcext:value-type="float">
            <text:p>4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cancer/vpython4_007.tx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2519" calcext:value-type="float">
            <text:p>22519</text:p>
          </table:table-cell>
          <table:table-cell office:value-type="float" office:value="45122" calcext:value-type="float">
            <text:p>45122</text:p>
          </table:table-cell>
          <table:table-cell office:value-type="float" office:value="4" calcext:value-type="float">
            <text:p>4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cancer/vpython4_008.tx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2519" calcext:value-type="float">
            <text:p>22519</text:p>
          </table:table-cell>
          <table:table-cell office:value-type="float" office:value="45122" calcext:value-type="float">
            <text:p>45122</text:p>
          </table:table-cell>
          <table:table-cell office:value-type="float" office:value="4" calcext:value-type="float">
            <text:p>4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cancer/vpython4_009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519" calcext:value-type="float">
            <text:p>22519</text:p>
          </table:table-cell>
          <table:table-cell office:value-type="float" office:value="45122" calcext:value-type="float">
            <text:p>45122</text:p>
          </table:table-cell>
          <table:table-cell office:value-type="float" office:value="4" calcext:value-type="float">
            <text:p>4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cancer/vpython4_010.tx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2519" calcext:value-type="float">
            <text:p>22519</text:p>
          </table:table-cell>
          <table:table-cell office:value-type="float" office:value="45122" calcext:value-type="float">
            <text:p>45122</text:p>
          </table:table-cell>
          <table:table-cell office:value-type="float" office:value="4" calcext:value-type="float">
            <text:p>4</text:p>
          </table:table-cell>
          <table:table-cell office:value-type="float" office:value="1168" calcext:value-type="float">
            <text:p>1168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wine_bin/vpython5_001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6445" calcext:value-type="float">
            <text:p>706445</text:p>
          </table:table-cell>
          <table:table-cell office:value-type="float" office:value="1275537" calcext:value-type="float">
            <text:p>1275537</text:p>
          </table:table-cell>
          <table:table-cell office:value-type="float" office:value="7" calcext:value-type="float">
            <text:p>7</text:p>
          </table:table-cell>
          <table:table-cell office:value-type="float" office:value="18629" calcext:value-type="float">
            <text:p>18629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wine_bin/vpython5_00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6445" calcext:value-type="float">
            <text:p>706445</text:p>
          </table:table-cell>
          <table:table-cell office:value-type="float" office:value="1275537" calcext:value-type="float">
            <text:p>1275537</text:p>
          </table:table-cell>
          <table:table-cell office:value-type="float" office:value="7" calcext:value-type="float">
            <text:p>7</text:p>
          </table:table-cell>
          <table:table-cell office:value-type="float" office:value="18629" calcext:value-type="float">
            <text:p>18629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wine_bin/vpython5_00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6445" calcext:value-type="float">
            <text:p>706445</text:p>
          </table:table-cell>
          <table:table-cell office:value-type="float" office:value="1275537" calcext:value-type="float">
            <text:p>1275537</text:p>
          </table:table-cell>
          <table:table-cell office:value-type="float" office:value="7" calcext:value-type="float">
            <text:p>7</text:p>
          </table:table-cell>
          <table:table-cell office:value-type="float" office:value="18629" calcext:value-type="float">
            <text:p>18629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wine_bin/vpython5_00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6445" calcext:value-type="float">
            <text:p>706445</text:p>
          </table:table-cell>
          <table:table-cell office:value-type="float" office:value="1275537" calcext:value-type="float">
            <text:p>1275537</text:p>
          </table:table-cell>
          <table:table-cell office:value-type="float" office:value="7" calcext:value-type="float">
            <text:p>7</text:p>
          </table:table-cell>
          <table:table-cell office:value-type="float" office:value="18629" calcext:value-type="float">
            <text:p>18629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wine_bin/vpython5_00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6445" calcext:value-type="float">
            <text:p>706445</text:p>
          </table:table-cell>
          <table:table-cell office:value-type="float" office:value="1275537" calcext:value-type="float">
            <text:p>1275537</text:p>
          </table:table-cell>
          <table:table-cell office:value-type="float" office:value="7" calcext:value-type="float">
            <text:p>7</text:p>
          </table:table-cell>
          <table:table-cell office:value-type="float" office:value="18629" calcext:value-type="float">
            <text:p>18629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wine_bin/vpython5_006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6445" calcext:value-type="float">
            <text:p>706445</text:p>
          </table:table-cell>
          <table:table-cell office:value-type="float" office:value="1275537" calcext:value-type="float">
            <text:p>1275537</text:p>
          </table:table-cell>
          <table:table-cell office:value-type="float" office:value="7" calcext:value-type="float">
            <text:p>7</text:p>
          </table:table-cell>
          <table:table-cell office:value-type="float" office:value="18629" calcext:value-type="float">
            <text:p>18629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wine_bin/vpython5_007.tx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445" calcext:value-type="float">
            <text:p>706445</text:p>
          </table:table-cell>
          <table:table-cell office:value-type="float" office:value="1275537" calcext:value-type="float">
            <text:p>1275537</text:p>
          </table:table-cell>
          <table:table-cell office:value-type="float" office:value="7" calcext:value-type="float">
            <text:p>7</text:p>
          </table:table-cell>
          <table:table-cell office:value-type="float" office:value="18629" calcext:value-type="float">
            <text:p>18629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wine_bin/vpython5_008.tx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06445" calcext:value-type="float">
            <text:p>706445</text:p>
          </table:table-cell>
          <table:table-cell office:value-type="float" office:value="1275537" calcext:value-type="float">
            <text:p>1275537</text:p>
          </table:table-cell>
          <table:table-cell office:value-type="float" office:value="7" calcext:value-type="float">
            <text:p>7</text:p>
          </table:table-cell>
          <table:table-cell office:value-type="float" office:value="18629" calcext:value-type="float">
            <text:p>18629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wine_bin/vpython5_009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6445" calcext:value-type="float">
            <text:p>706445</text:p>
          </table:table-cell>
          <table:table-cell office:value-type="float" office:value="1275537" calcext:value-type="float">
            <text:p>1275537</text:p>
          </table:table-cell>
          <table:table-cell office:value-type="float" office:value="7" calcext:value-type="float">
            <text:p>7</text:p>
          </table:table-cell>
          <table:table-cell office:value-type="float" office:value="18629" calcext:value-type="float">
            <text:p>18629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wine_bin/vpython5_010.tx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6445" calcext:value-type="float">
            <text:p>706445</text:p>
          </table:table-cell>
          <table:table-cell office:value-type="float" office:value="1275537" calcext:value-type="float">
            <text:p>1275537</text:p>
          </table:table-cell>
          <table:table-cell office:value-type="float" office:value="7" calcext:value-type="float">
            <text:p>7</text:p>
          </table:table-cell>
          <table:table-cell office:value-type="float" office:value="18629" calcext:value-type="float">
            <text:p>18629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812183" calcext:value-type="float">
            <text:p>812183</text:p>
          </table:table-cell>
          <table:table-cell office:value-type="float" office:value="1477617" calcext:value-type="float">
            <text:p>1477617</text:p>
          </table:table-cell>
          <table:table-cell office:value-type="float" office:value="9" calcext:value-type="float">
            <text:p>9</text:p>
          </table:table-cell>
          <table:table-cell office:value-type="float" office:value="24406" calcext:value-type="float">
            <text:p>24406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ograms/svm/trace_wine_multi/vpython6_001.tx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06443" calcext:value-type="float">
            <text:p>706443</text:p>
          </table:table-cell>
          <table:table-cell office:value-type="float" office:value="1275532" calcext:value-type="float">
            <text:p>1275532</text:p>
          </table:table-cell>
          <table:table-cell office:value-type="float" office:value="7" calcext:value-type="float">
            <text:p>7</text:p>
          </table:table-cell>
          <table:table-cell office:value-type="float" office:value="18627" calcext:value-type="float">
            <text:p>18627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programs/svm/trace_wine_multi/vpython6_002.tx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6443" calcext:value-type="float">
            <text:p>706443</text:p>
          </table:table-cell>
          <table:table-cell office:value-type="float" office:value="1275532" calcext:value-type="float">
            <text:p>1275532</text:p>
          </table:table-cell>
          <table:table-cell office:value-type="float" office:value="7" calcext:value-type="float">
            <text:p>7</text:p>
          </table:table-cell>
          <table:table-cell office:value-type="float" office:value="18627" calcext:value-type="float">
            <text:p>18627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wine_multi/vpython6_003.tx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06443" calcext:value-type="float">
            <text:p>706443</text:p>
          </table:table-cell>
          <table:table-cell office:value-type="float" office:value="1275532" calcext:value-type="float">
            <text:p>1275532</text:p>
          </table:table-cell>
          <table:table-cell office:value-type="float" office:value="7" calcext:value-type="float">
            <text:p>7</text:p>
          </table:table-cell>
          <table:table-cell office:value-type="float" office:value="18627" calcext:value-type="float">
            <text:p>18627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wine_multi/vpython6_004.tx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06443" calcext:value-type="float">
            <text:p>706443</text:p>
          </table:table-cell>
          <table:table-cell office:value-type="float" office:value="1275532" calcext:value-type="float">
            <text:p>1275532</text:p>
          </table:table-cell>
          <table:table-cell office:value-type="float" office:value="7" calcext:value-type="float">
            <text:p>7</text:p>
          </table:table-cell>
          <table:table-cell office:value-type="float" office:value="18627" calcext:value-type="float">
            <text:p>18627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wine_multi/vpython6_005.tx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06443" calcext:value-type="float">
            <text:p>706443</text:p>
          </table:table-cell>
          <table:table-cell office:value-type="float" office:value="1275532" calcext:value-type="float">
            <text:p>1275532</text:p>
          </table:table-cell>
          <table:table-cell office:value-type="float" office:value="7" calcext:value-type="float">
            <text:p>7</text:p>
          </table:table-cell>
          <table:table-cell office:value-type="float" office:value="18627" calcext:value-type="float">
            <text:p>18627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wine_multi/vpython6_006.tx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706443" calcext:value-type="float">
            <text:p>706443</text:p>
          </table:table-cell>
          <table:table-cell office:value-type="float" office:value="1275532" calcext:value-type="float">
            <text:p>1275532</text:p>
          </table:table-cell>
          <table:table-cell office:value-type="float" office:value="7" calcext:value-type="float">
            <text:p>7</text:p>
          </table:table-cell>
          <table:table-cell office:value-type="float" office:value="18627" calcext:value-type="float">
            <text:p>18627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wine_multi/vpython6_007.tx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6443" calcext:value-type="float">
            <text:p>706443</text:p>
          </table:table-cell>
          <table:table-cell office:value-type="float" office:value="1275532" calcext:value-type="float">
            <text:p>1275532</text:p>
          </table:table-cell>
          <table:table-cell office:value-type="float" office:value="7" calcext:value-type="float">
            <text:p>7</text:p>
          </table:table-cell>
          <table:table-cell office:value-type="float" office:value="18627" calcext:value-type="float">
            <text:p>18627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wine_multi/vpython6_008.tx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706443" calcext:value-type="float">
            <text:p>706443</text:p>
          </table:table-cell>
          <table:table-cell office:value-type="float" office:value="1275532" calcext:value-type="float">
            <text:p>1275532</text:p>
          </table:table-cell>
          <table:table-cell office:value-type="float" office:value="7" calcext:value-type="float">
            <text:p>7</text:p>
          </table:table-cell>
          <table:table-cell office:value-type="float" office:value="18627" calcext:value-type="float">
            <text:p>18627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wine_multi/vpython6_009.tx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06443" calcext:value-type="float">
            <text:p>706443</text:p>
          </table:table-cell>
          <table:table-cell office:value-type="float" office:value="1275532" calcext:value-type="float">
            <text:p>1275532</text:p>
          </table:table-cell>
          <table:table-cell office:value-type="float" office:value="7" calcext:value-type="float">
            <text:p>7</text:p>
          </table:table-cell>
          <table:table-cell office:value-type="float" office:value="18627" calcext:value-type="float">
            <text:p>18627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rograms/svm/trace_wine_multi/vpython6_010.tx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6443" calcext:value-type="float">
            <text:p>706443</text:p>
          </table:table-cell>
          <table:table-cell office:value-type="float" office:value="1275532" calcext:value-type="float">
            <text:p>1275532</text:p>
          </table:table-cell>
          <table:table-cell office:value-type="float" office:value="7" calcext:value-type="float">
            <text:p>7</text:p>
          </table:table-cell>
          <table:table-cell office:value-type="float" office:value="18627" calcext:value-type="float">
            <text:p>18627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22669" calcext:value-type="float">
            <text:p>22669</text:p>
          </table:table-cell>
          <table:table-cell office:value-type="float" office:value="45355" calcext:value-type="float">
            <text:p>45355</text:p>
          </table:table-cell>
          <table:table-cell office:value-type="float" office:value="4" calcext:value-type="float">
            <text:p>4</text:p>
          </table:table-cell>
          <table:table-cell office:value-type="float" office:value="1182" calcext:value-type="float">
            <text:p>1182</text:p>
          </table:table-cell>
          <table:table-cell table:number-columns-repeated="99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3"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3" calcext:value-type="float">
            <text:p>706593</text:p>
          </table:table-cell>
          <table:table-cell office:value-type="float" office:value="1275762" calcext:value-type="float">
            <text:p>1275762</text:p>
          </table:table-cell>
          <table:table-cell office:value-type="float" office:value="7" calcext:value-type="float">
            <text:p>7</text:p>
          </table:table-cell>
          <table:table-cell office:value-type="float" office:value="18643" calcext:value-type="float">
            <text:p>18643</text:p>
          </table:table-cell>
          <table:table-cell table:number-columns-repeated="99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3"/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706591" calcext:value-type="float">
            <text:p>706591</text:p>
          </table:table-cell>
          <table:table-cell office:value-type="float" office:value="1275757" calcext:value-type="float">
            <text:p>1275757</text:p>
          </table:table-cell>
          <table:table-cell office:value-type="float" office:value="7" calcext:value-type="float">
            <text:p>7</text:p>
          </table:table-cell>
          <table:table-cell office:value-type="float" office:value="18641" calcext:value-type="float">
            <text:p>18641</text:p>
          </table:table-cell>
          <table:table-cell table:number-columns-repeated="997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9T14:11:44.479223471</dc:date>
    <meta:editing-duration>PT52S</meta:editing-duration>
    <meta:editing-cycles>1</meta:editing-cycles>
    <meta:document-statistic meta:table-count="1" meta:cell-count="1697" meta:object-count="0"/>
    <meta:generator>LibreOffice/6.4.7.2$Linux_X86_64 LibreOffice_project/40$Build-2</meta:generator>
  </office:meta>
</office:document-meta>
</file>